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0a52dc" officeooo:paragraph-rsid="000a52d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weight="normal" officeooo:rsid="000a52dc" officeooo:paragraph-rsid="000a52dc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weight="normal" officeooo:rsid="000a52dc" officeooo:paragraph-rsid="000c3087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ff" style:font-name="Courier New" fo:font-size="10pt" fo:font-weight="normal" officeooo:rsid="000a52dc" officeooo:paragraph-rsid="000a52dc" style:font-size-asian="10pt" style:font-weight-asian="normal" style:font-weight-complex="normal"/>
    </style:style>
    <style:style style:name="P5" style:family="paragraph" style:parent-style-name="Footer">
      <style:text-properties fo:color="#663399" officeooo:rsid="000cbf06" officeooo:paragraph-rsid="000d2e67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ff0000" style:font-name="Courier New" fo:font-size="10pt" style:font-size-asian="10pt"/>
    </style:style>
    <style:style style:name="T4" style:family="text">
      <style:text-properties fo:color="#800000" style:font-name="Courier New" fo:font-size="10pt" fo:font-weight="bold" style:font-size-asian="10pt" style:font-weight-asian="bold"/>
    </style:style>
    <style:style style:name="T5" style:family="text">
      <style:text-properties fo:color="#808080" style:font-name="Courier New" fo:font-size="10pt" style:font-size-asian="10pt"/>
    </style:style>
    <style:style style:name="T6" style:family="text">
      <style:text-properties officeooo:rsid="000c3087"/>
    </style:style>
    <style:style style:name="T7" style:family="text">
      <style:text-properties officeooo:rsid="000d2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ing an interface column in WiPayAdmin</text:p>
      <text:p text:style-name="P2"/>
      <text:p text:style-name="P2">1. Go to mysql → go to wipaydb database → click on cms_menus</text:p>
      <text:p text:style-name="P2">2.click on columns → right click on columns → export → export wizard → next → next → copy to clipboard → finish.</text:p>
      <text:p text:style-name="P2">3. Then paste on the new editor tab. After that select the query that is related to your interface and copy the query and paste the query in a new editor tab as shown below:</text:p>
      <text:p text:style-name="P4"/>
      <text:p text:style-name="P2"><text:span text:style-name="T1"><text:s/>insert</text:span><text:span text:style-name="T2"> </text:span><text:span text:style-name="T1">into</text:span><text:span text:style-name="T2"> cms_menus </text:span><text:span text:style-name="T1">values</text:span><text:span text:style-name="T2">(</text:span><text:span text:style-name="T3">"080107"</text:span><text:span text:style-name="T2">,</text:span><text:span text:style-name="T3">"paytm transaction report"</text:span><text:span text:style-name="T2">,</text:span><text:span text:style-name="T3">"/admin/reports/paytm_transaction_report.jsp"</text:span><text:span text:style-name="T2">,</text:span><text:span text:style-name="T4">105</text:span><text:span text:style-name="T2">)</text:span><text:span text:style-name="T5">;</text:span></text:p>
      <text:p text:style-name="P2"/>
      <text:p text:style-name="P2">4. Here menu_id (similar to previous id but last number must be different) as well as menu_order(take the last number from the menu_order) must be unique.</text:p>
      <text:p text:style-name="P2">5.Here menu name and action hyperlink names must be different </text:p>
      <text:p text:style-name="P2">----------------------------------------------------------------------------------------------------------------------------</text:p>
      <text:p text:style-name="P2">6. After that go to dev.wicore.in/WiPayAdmin → click on Administration row → click on roles → click on Edit/Delete role → click on edit <text:span text:style-name="T6">glyph-icon</text:span> in administrator.→ select your interface and click on the check box.</text:p>
      <text:p text:style-name="P2">7. After that go to roles and click on menu order and adjust your interface as per your requirement by clicking on up and down.</text:p>
      <text:p text:style-name="P2">--------------------------------------------------------------------------------------------------------------------------</text:p>
      <text:p text:style-name="P3">8. After that go to WiPayAdmin → reports → There paste your interface.jsp file and build once (generate a war file)</text:p>
      <text:p text:style-name="P3">9. after that go to WiPayAdmin → click on generated_web and search for your .jsp file by using</text:p>
      <text:p text:style-name="P2">keyword of your file <text:span text:style-name="T6">an</text:span>d copy both servlet and servlet mapping and paste it on meta_obfus → web.xml</text:p>
      <text:p text:style-name="P2">10. After that deploy it and check it on the brow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663399" officeooo:rsid="000cbf06" officeooo:paragraph-rsid="000d2e6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0.06pt solid #000000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Document by Brahm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5:19:48.328000000</meta:creation-date>
    <dc:date>2021-09-17T11:09:21.603000000</dc:date>
    <meta:editing-duration>PT12M49S</meta:editing-duration>
    <meta:editing-cycles>3</meta:editing-cycles>
    <meta:generator>LibreOffice/4.4.0.1$Windows_x86 LibreOffice_project/1ba9640ddd424f1f535c75bf2b86703770b8cf6f</meta:generator>
    <meta:document-statistic meta:table-count="0" meta:image-count="0" meta:object-count="0" meta:page-count="1" meta:paragraph-count="16" meta:word-count="253" meta:character-count="1697" meta:non-whitespace-character-count="1448"/>
  </office:meta>
</office:document-meta>
</file>